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oto Sans Devanagari1" svg:font-family="'Noto Sans Devanagari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181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Trucs à faire</text:p>
          </table:table-cell>
          <table:table-cell table:style-name="ce3" office:value-type="string" calcext:value-type="string">
            <text:p>Personne motivée</text:p>
          </table:table-cell>
          <table:table-cell table:style-name="ce5" office:value-type="string" calcext:value-type="string">
            <text:p>Fini !</text:p>
          </table:table-cell>
        </table:table-row>
        <table:table-row table:style-name="ro2">
          <table:table-cell office:value-type="string" calcext:value-type="string">
            <text:p>Méthode saut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Fonction collision (/!\ isTriangle)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presque yep</text:p>
          </table:table-cell>
        </table:table-row>
        <table:table-row table:style-name="ro2">
          <table:table-cell office:value-type="string" calcext:value-type="string">
            <text:p>Sprites : Perso (skin de jump – changer height), blocs (glissade, rebonds, normal), sortie</text:p>
          </table:table-cell>
          <table:table-cell office:value-type="string" calcext:value-type="string">
            <text:p>Lyla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Faire un status pour blocs et perso (perso qui saute, bloc glissant…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jets qui tuent, ouvrent des portes… (Sprite eatMe, drinkM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ckgr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écran de départ (choix sprite)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mini-jeu de départ : perso qui tombe dans le trou (gagne des item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écran de chargement (quadrille du hom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 créerGrosBloc (en paramètres : coin en haut à gauche et dimensions totales en unité de longueur de bloc)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fonction créerGrosTriangle (paramètres : orientation, coordonnées, largeur d’un côté isocèle)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yep</text:p>
          </table:table-cell>
        </table:table-row>
        <table:table-row table:style-name="ro2">
          <table:table-cell office:value-type="string" calcext:value-type="string">
            <text:p>fonction afficherBlocs = fill (dans la boucle de rendu)(attention, les blocs sont des jPeg, utiliser blit)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ye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oto Sans Devanagari1" svg:font-family="'Noto Sans Devanagari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5T15:52:10.751805106</meta:creation-date>
    <dc:date>2023-10-15T00:21:40.885000000</dc:date>
    <meta:editing-duration>PT9M39S</meta:editing-duration>
    <meta:editing-cycles>2</meta:editing-cycles>
    <meta:generator>LibreOffice/7.0.4.2$Windows_X86_64 LibreOffice_project/dcf040e67528d9187c66b2379df5ea4407429775</meta:generator>
    <meta:document-statistic meta:table-count="1" meta:cell-count="27" meta:object-count="0"/>
  </office:meta>
</office:document-meta>
</file>